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ziomy sklepu:</text:p>
      <text:p text:style-name="Standard"/>
      <text:p text:style-name="Standard">Kupujacy</text:p>
      <text:p text:style-name="Standard"/>
      <text:p text:style-name="Standard">Administrator</text:p>
      <text:p text:style-name="Standard">Dodaje </text:p>
      <text:list xml:id="list6596887681290942600" text:style-name="L1">
        <text:list-item>
          <text:p text:style-name="P1">wiersz</text:p>
        </text:list-item>
      </text:list>
      <text:p text:style-name="Standard"><text:tab/>(a wnim wszystko co jest <text:s/>w tabeli czyli zdjecie cena opis itd.) </text:p>
      <text:list xml:id="list1704194469781827137" text:style-name="L2">
        <text:list-item>
          <text:p text:style-name="P2">usuń z listy (tylko on)</text:p>
        </text:list-item>
        <text:list-item>
          <text:p text:style-name="P2">zmienic kolor backlgroudu*</text:p>
        </text:list-item>
        <text:list-item>
          <text:p text:style-name="P2">czcionkę *</text:p>
        </text:list-item>
        <text:list-item>
          <text:p text:style-name="P2">i inne (jakie to dalej)</text:p>
        </text:list-item>
        <text:list-item>
          <text:p text:style-name="P2">przejdz do koszyków uzytkowników </text:p>
        </text:list-item>
      </text:list>
      <text:p text:style-name="Standard"/>
      <text:p text:style-name="Standard">kupujący ma dostęp do listy produktów (koszyk) </text:p>
      <text:p text:style-name="Standard">opcja kup! (czyli podsumowanie i sposób dostawy płatności itd.) / rozwazyć rabaty – np. if produkty &gt; 500 zł to ma 10% znizki. </text:p>
      <text:p text:style-name="Standard"/>
      <text:p text:style-name="Standard"/>
      <text:p text:style-name="Standard"><text:s/><text:bookmark-start text:name="__DdeLink__4_1692056314"/>admin<text:bookmark-end text:name="__DdeLink__4_1692056314"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28T18:17:27.55</meta:creation-date>
    <dc:date>2018-05-28T19:07:23.80</dc:date>
    <meta:editing-duration>PT49M55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4" meta:word-count="74" meta:character-count="423"/>
  </office:meta>
</office:document-meta>
</file>